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officeooo:rsid="004804ae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officeooo:rsid="047da547"/>
    </style:style>
    <style:style style:name="T3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style:font-size-asian="12pt" style:font-size-complex="12pt"/>
    </style:style>
    <style:style style:name="T328" style:family="text">
      <style:text-properties officeooo:rsid="04473353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aace3cd"/>
    </style:style>
    <style:style style:name="T333" style:family="text">
      <style:text-properties officeooo:rsid="0b952edb"/>
    </style:style>
    <style:style style:name="T334" style:family="text">
      <style:text-properties fo:font-size="8pt" style:font-size-asian="8pt" style:font-size-complex="8pt" loext:padding="0.049cm" loext:border="0.31pt solid #000000"/>
    </style:style>
    <style:style style:name="T335" style:family="text">
      <style:text-properties officeooo:rsid="0394a435"/>
    </style:style>
    <style:style style:name="T336" style:family="text">
      <style:text-properties officeooo:rsid="0be4091b"/>
    </style:style>
    <style:style style:name="T337" style:family="text">
      <style:text-properties officeooo:rsid="0cf7e116"/>
    </style:style>
    <style:style style:name="T338" style:family="text">
      <style:text-properties officeooo:rsid="0de11971"/>
    </style:style>
    <style:style style:name="T339" style:family="text">
      <style:text-properties officeooo:rsid="01657261" style:font-size-complex="12pt"/>
    </style:style>
    <style:style style:name="T340" style:family="text">
      <style:text-properties fo:font-weight="bold" officeooo:rsid="0e59b6fb" style:font-weight-asian="bold" style:font-weight-complex="bold"/>
    </style:style>
    <style:style style:name="T341" style:family="text">
      <style:text-properties officeooo:rsid="0e5635a7"/>
    </style:style>
    <style:style style:name="T342" style:family="text">
      <style:text-properties officeooo:rsid="0e56c5f4"/>
    </style:style>
    <style:style style:name="T343" style:family="text">
      <style:text-properties officeooo:rsid="0e5e443a"/>
    </style:style>
    <style:style style:name="T344" style:family="text">
      <style:text-properties officeooo:rsid="0e633903"/>
    </style:style>
    <style:style style:name="T345" style:family="text">
      <style:text-properties officeooo:rsid="0e80285f"/>
    </style:style>
    <style:style style:name="T346" style:family="text">
      <style:text-properties officeooo:rsid="0e838e2a"/>
    </style:style>
    <style:style style:name="T347" style:family="text">
      <style:text-properties officeooo:rsid="0e83c34e"/>
    </style:style>
    <style:style style:name="T34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style:font-size-asian="12pt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7">C</text:span></text:span><text:span text:style-name="Strong_20_Emphasis"><text:span text:style-name="T236">hecklist voor </text:span></text:span><text:span text:style-name="Strong_20_Emphasis"><text:span text:style-name="T238">de installatie</text:span></text:span><text:span text:style-name="Strong_20_Emphasis"><text:span text:style-name="T236"> van </text:span></text:span><text:reference-mark-start text:name="Distributie"/><text:span text:style-name="Strong_20_Emphasis"><text:span text:style-name="T239">Ubuntu</text:span></text:span><text:reference-mark-end text:name="Distributie"/><text:span text:style-name="Strong_20_Emphasis"><text:span text:style-name="T239"> </text:span></text:span><text:reference-mark-start text:name="Versie"/><text:span text:style-name="Strong_20_Emphasis"><text:span text:style-name="T240">2</text:span></text:span><text:span text:style-name="Strong_20_Emphasis"><text:span text:style-name="T245">2</text:span></text:span><text:span text:style-name="Strong_20_Emphasis"><text:span text:style-name="T241">.04</text:span></text:span><text:reference-mark-end text:name="Versie"/><text:span text:style-name="Strong_20_Emphasis"><text:span text:style-name="T246"> </text:span></text:span><text:span text:style-name="Strong_20_Emphasis"><text:span text:style-name="T247">LTS</text:span></text:span><text:span text:style-name="Strong_20_Emphasis"><text:span text:style-name="T247"><text:note text:id="ftn2" text:note-class="footnote"><text:note-citation>1</text:note-citation><text:note-body><text:p text:style-name="P78"><text:span text:style-name="T335">Deze versie </text:span><text:span text:style-name="T335"><text:reference-ref text:reference-format="text" text:ref-name="Versie">22.04</text:reference-ref></text:span><text:span text:style-name="T336"><text:s/></text:span><text:span text:style-name="T335">is een zogenaamde LTS-versie (</text:span><text:span text:style-name="T338">LTS=</text:span><text:span text:style-name="T335">Long-Term Support, langetermijnondersteuning).<text:line-break/></text:span><text:span text:style-name="T268">Deze</text:span><text:span text:style-name="T269"> LTS-versie wordt </text:span><text:span text:style-name="T275">vanaf vrijgave (</text:span><text:span text:style-name="T274">april</text:span><text:span text:style-name="T272"> 202</text:span><text:span text:style-name="T274">2</text:span><text:span text:style-name="T275">) </text:span><text:span text:style-name="T270">vijf</text:span><text:span text:style-name="T269"> jaar ondersteund</text:span><text:span text:style-name="T271"> </text:span><text:span text:style-name="T269">(tot </text:span><text:span text:style-name="T274">april</text:span><text:span text:style-name="T268"> </text:span><text:span text:style-name="T269">202</text:span><text:span text:style-name="T274">7</text:span><text:span text:style-name="T271">)</text:span><text:span text:style-name="T273">.</text:span></text:p></text:note-body></text:note></text:span></text:span><text:span text:style-name="Strong_20_Emphasis"><text:span text:style-name="T248"> </text:span></text:span><text:reference-mark-start text:name="Editie"/><text:span text:style-name="Strong_20_Emphasis"><text:span text:style-name="T250">D</text:span></text:span><text:span text:style-name="Strong_20_Emphasis"><text:span text:style-name="T243">esktop</text:span></text:span><text:reference-mark-end text:name="Editie"/><text:span text:style-name="Strong_20_Emphasis"><text:span text:style-name="T242"> </text:span></text:span><text:span text:style-name="Strong_20_Emphasis"><text:span text:style-name="T249">(</text:span></text:span><text:span text:style-name="Strong_20_Emphasis"><text:span text:style-name="T248">Jammy Jellyfish</text:span></text:span><text:span text:style-name="Strong_20_Emphasis"><text:span text:style-name="T249">)</text:span></text:span><text:span text:style-name="Strong_20_Emphasis"><text:span text:style-name="T244">.</text:span></text:span></text:p>
      <text:p text:style-name="P9"/>
      <text:p text:style-name="P71"><text:span text:style-name="T72">Kijk op</text:span><text:span text:style-name="T236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6"> </text:span><text:span text:style-name="T301">voor</text:span><text:span text:style-name="T302"> </text:span><text:span text:style-name="T303">deze en andere </text:span><text:span text:style-name="T304">Linux documenten</text:span><text:span text:style-name="T104">, scripts, </text:span><text:span text:style-name="T105">en informatie</text:span><text:span text:style-name="T104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5">(zie toelichting)</text:span><text:span text:style-name="T17">:</text:span></text:p>
      <text:p text:style-name="P2"><text:span text:style-name="Definition"><text:span text:style-name="T322">g</text:span></text:span><text:span text:style-name="Definition"><text:span text:style-name="T321">ebruiker</text:span></text:span><text:span text:style-name="Definition"><text:span text:style-name="T310"><text:tab/><text:tab/></text:span></text:span><text:span text:style-name="Definition"><text:span text:style-name="T327"> <text:tab/><text:tab/></text:span></text:span><text:span text:style-name="T311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1"><text:tab/></text:span><text:span text:style-name="T312">(</text:span><text:span text:style-name="T307">volledige naam, bijv. </text:span><text:span text:style-name="T309">J</text:span><text:span text:style-name="T326">a</text:span><text:span text:style-name="T309">n </text:span><text:span text:style-name="T326">Jansen</text:span><text:span text:style-name="T308">)</text:span></text:p>
      <text:p text:style-name="Standard"><text:span text:style-name="Definition"><text:span text:style-name="T322">g</text:span></text:span><text:span text:style-name="Definition"><text:span text:style-name="T321">ebruikersnaam</text:span></text:span><text:span text:style-name="Definition"><text:span text:style-name="T306"><text:tab/></text:span></text:span><text:span text:style-name="Definition"><text:span text:style-name="T306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06"><text:tab/></text:span></text:span><text:span text:style-name="T9">(korte naam, bijv. </text:span><text:span text:style-name="T253">j</text:span><text:span text:style-name="T254">an</text:span><text:span text:style-name="T9">)</text:span></text:p>
      <text:p text:style-name="P1"><text:span text:style-name="Definition"><text:span text:style-name="T324">c</text:span></text:span><text:span text:style-name="Definition"><text:span text:style-name="T323">omputernaam</text:span></text:span><text:span text:style-name="Definition"><text:span text:style-name="T313"><text:tab/><text:tab/></text:span></text:span><text:span text:style-name="Definition"><text:span text:style-name="T311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1"><text:tab/></text:span></text:span><text:span text:style-name="Definition"><text:span text:style-name="T314">(</text:span></text:span><text:span text:style-name="Definition"><text:span text:style-name="T315">naam van de compute</text:span></text:span><text:span text:style-name="Definition"><text:span text:style-name="T316">r, </text:span></text:span><text:span text:style-name="Definition"><text:span text:style-name="T317">bijv. </text:span></text:span><text:span text:style-name="Definition"><text:span text:style-name="T318">pc02</text:span></text:span><text:span text:style-name="Definition"><text:span text:style-name="T314">)</text:span></text:span></text:p>
      <text:p text:style-name="P1"><text:span text:style-name="Definition"><text:span text:style-name="T322">o</text:span></text:span><text:span text:style-name="Definition"><text:span text:style-name="T321">pstartmenu</text:span></text:span><text:span text:style-name="Definition"><text:span text:style-name="T311"><text:tab/><text:tab/><text:tab/></text:span></text:span><text:span text:style-name="Definition"><text:span text:style-name="T311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1"><text:tab/></text:span></text:span><text:span text:style-name="Definition"><text:span text:style-name="T314">(</text:span></text:span><text:span text:style-name="Definition"><text:span text:style-name="T315">to</text:span></text:span><text:span text:style-name="Definition"><text:span text:style-name="T319">ets voor het opstartmedium</text:span></text:span><text:span text:style-name="Definition"><text:span text:style-name="T320">)</text:span></text:span></text:p>
      <text:p text:style-name="P1"><text:span text:style-name="Definition"><text:span text:style-name="T324">i</text:span></text:span><text:span text:style-name="Definition"><text:span text:style-name="T325">nstellingen</text:span></text:span><text:span text:style-name="T314"><text:tab/><text:tab/> <text:tab/></text:span><text:span text:style-name="T314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4"><text:tab/>(</text:span><text:span text:style-name="T315">toets voor het BIOS/UEFI-scherm</text:span><text:span text:style-name="T314">)</text:span></text:p>
      <text:p text:style-name="P3"><text:span text:style-name="Definition"><text:span text:style-name="T349">g</text:span></text:span><text:span text:style-name="Definition"><text:span text:style-name="T348">ebruiker</text:span></text:span><text:span text:style-name="Definition"><text:span text:style-name="T350">2</text:span></text:span><text:span text:style-name="Definition"><text:span text:style-name="T351"><text:tab/></text:span></text:span><text:span text:style-name="Definition"><text:span text:style-name="T361"> <text:tab/><text:tab/></text:span></text:span><text:span text:style-name="T352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2"><text:tab/></text:span><text:span text:style-name="T353">(</text:span><text:span text:style-name="T354">volledige naam </text:span><text:span text:style-name="T355">evt. 2</text:span><text:span text:style-name="T362">e</text:span><text:span text:style-name="T355"> gebruiker</text:span><text:span text:style-name="T356">)</text:span></text:p>
      <text:p text:style-name="P72"><text:span text:style-name="Definition"><text:span text:style-name="T349">g</text:span></text:span><text:span text:style-name="Definition"><text:span text:style-name="T348">ebruikersnaam</text:span></text:span><text:span text:style-name="Definition"><text:span text:style-name="T350">2</text:span></text:span><text:span text:style-name="Definition"><text:span text:style-name="T357"><text:tab/></text:span></text:span><text:span text:style-name="Definition"><text:span text:style-name="T357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7"><text:tab/></text:span></text:span><text:span text:style-name="T358">(korte naam</text:span><text:span text:style-name="T359"> </text:span><text:span text:style-name="T360">evt. 2</text:span><text:span text:style-name="T363">e</text:span><text:span text:style-name="T360"> gebruiker</text:span><text:span text:style-name="T358">)</text:span></text:p>
      <text:p text:style-name="P3"><text:span text:style-name="T255">Vervang </text:span><text:span text:style-name="Definition"><text:span text:style-name="T11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5"/>
      <text:p text:style-name="P5"/>
      <text:p text:style-name="P4"><text:span text:style-name="T264">Nog niet op Linux?</text:span><text:span text:style-name="T257"><text:tab/></text:span><text:span text:style-name="T261"><text:tab/></text:span><text:span text:style-name="T262">G</text:span><text:span text:style-name="T258">ebruik </text:span><text:span text:style-name="Strong_20_Emphasis"><text:span text:style-name="T265">Checklist migratie</text:span></text:span><text:span text:style-name="T25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9"> onder </text:span><text:span text:style-name="T263">Linux</text:span><text:span text:style-name="T260">.</text:span></text:p>
      <text:p text:style-name="P41"><text:span text:style-name="T225">Nieuwe installatie?</text:span><text:span text:style-name="T220"><text:tab/></text:span><text:span text:style-name="T222"></text:span><text:span text:style-name="T224"><text:tab/></text:span><text:span text:style-name="T223">B</text:span><text:span text:style-name="T220">egin bij hoofdstuk </text:span><text:span text:style-name="T225"><text:bookmark-ref text:reference-format="page" text:ref-name="__RefNumPara__4009_1271708128">2</text:bookmark-ref></text:span><text:span text:style-name="T220"><text:s text:c="2"/></text:span><text:span text:style-name="T226"><text:bookmark-ref text:reference-format="text" text:ref-name="__RefNumPara__4009_1271708128">Installatie uitvoeren</text:bookmark-ref></text:span><text:span text:style-name="T221">.</text:span></text:p>
      <text:p text:style-name="P24"/>
      <text:p text:style-name="P24"/>
      <text:list xml:id="list1941445211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76707693104">
          <table:table-cell table:style-name="_31_._5f_Installatie_5f_voorbereiden.A1" office:value-type="string">
            <text:p text:style-name="P54"><text:span text:style-name="Strong_20_Emphasis"><text:span text:style-name="T109"><text:s/></text:span></text:span><text:span text:style-name="Strong_20_Emphasis"><text:span text:style-name="T152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9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1" text:note-class="footnote"><text:note-citation>2</text:note-citation><text:note-body><text:p text:style-name="P68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0">.</text:span></text:span></text:p>
          </table:table-cell>
        </table:table-row>
        <table:table-row table:style-name="TableLine94176707979904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176707980192">
          <table:table-cell table:style-name="_31_._5f_Installatie_5f_voorberei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0" text:note-class="footnote"><text:note-citation>3</text:note-citation><text:note-body><text:p text:style-name="P81"><text:span text:style-name="T346">Debian-</text:span><text:span text:style-name="T347">p</text:span>akket kz plaatst documenten en scripts van Karel Zimmer <text:span text:style-name="T345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0">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6">druk op de </text:span></text:span><text:span text:style-name="Strong_20_Emphasis"><text:span text:style-name="T123">Super</text:span></text:span><text:span text:style-name="Strong_20_Emphasis"><text:span text:style-name="T126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9">D</text:span>e <text:span text:style-name="T334">Super</text:span>-toets <text:span text:style-name="T219">is </text:span>de Windows<text:span text:style-name="T337">-</text:span><text:span text:style-name="T333">toets</text:span>, <text:span text:style-name="T337">C</text:span>ommand-<text:span text:style-name="T333">toets</text:span>, of <text:span text:style-name="T337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 table:style-name="TableLine94176707980480">
          <table:table-cell table:style-name="_31_._5f_Installatie_5f_voorbereiden.A1" office:value-type="string">
            <text:p text:style-name="P60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6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 table:style-name="TableLine94176707980768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17670798105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176707981344">
          <table:table-cell table:style-name="_31_._5f_Installatie_5f_voorbereiden.A1" office:value-type="string">
            <text:p text:style-name="P51"><text:span text:style-name="Strong_20_Emphasis"><text:span text:style-name="T111"><text:s/></text:span></text:span><text:span text:style-name="Strong_20_Emphasis"><text:span text:style-name="Strong_20_Emphasis"><text:span text:style-name="T153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0">Bereid de installatie voor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1">druk </text:span></text:span><text:span text:style-name="Strong_20_Emphasis"><text:span text:style-name="T122">op de </text:span></text:span><text:span text:style-name="Strong_20_Emphasis"><text:span text:style-name="T123">Super</text:span></text:span><text:span text:style-name="Strong_20_Emphasis"><text:span text:style-name="T122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20">, </text:span></text:span><text:span text:style-name="Strong_20_Emphasis"><text:span text:style-name="T124">t</text:span></text:span><text:span text:style-name="Strong_20_Emphasis"><text:span text:style-name="T125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27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</text:span></text:span><text:span text:style-name="Strong_20_Emphasis"><text:span text:style-name="T154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2">.</text:span></text:span></text:p>
          </table:table-cell>
        </table:table-row>
        <table:table-row table:style-name="TableLine94176707981632">
          <table:table-cell table:style-name="_31_._5f_Installatie_5f_voorbereiden.A1" office:value-type="string">
            <text:p text:style-name="P61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9">K</text:span></text:span><text:span text:style-name="Strong_20_Emphasis"><text:span text:style-name="T130">ie</text:span></text:span><text:span text:style-name="Strong_20_Emphasis"><text:span text:style-name="T131">s</text:span></text:span><text:span text:style-name="Strong_20_Emphasis"><text:span text:style-name="T119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2"> </text:span></text:span><text:span text:style-name="Strong_20_Emphasis"><text:span text:style-name="T118">en volg </text:span></text:span><text:span text:style-name="Strong_20_Emphasis"><text:span text:style-name="T119">de aanwijzingen op het scherm.</text:span></text:span></text:p>
          </table:table-cell>
        </table:table-row>
      </table:table>
      <text:p text:style-name="P13"/>
      <text:list xml:id="list125652586951546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76707923136">
          <table:table-cell table:style-name="_32_._5f_Installatie_5f_uitvoer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6">een </text:span><text:span text:style-name="T276"><text:reference-ref text:reference-format="text" text:ref-name="Distributie">Ubuntu</text:reference-ref></text:span><text:span text:style-name="T276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esktop</text:reference-ref></text:span><text:span text:style-name="T211"><text:s/>Live</text:span><text:span text:style-name="T211"><text:note text:id="ftn5" text:note-class="footnote"><text:note-citation>1</text:note-citation><text:note-body><text:p text:style-name="P66"><text:span text:style-name="T328">Vanaf ee</text:span>n Live <text:span text:style-name="T332">USB-stick </text:span><text:span text:style-name="T341">(</text:span><text:span text:style-name="T332">of </text:span><text:span text:style-name="T342">cd/dvd</text:span><text:span text:style-name="T341">)</text:span><text:span text:style-name="T19"> </text:span>kunt <text:span text:style-name="T328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2">USB-stick</text:span><text:span text:style-name="T212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0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18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6">Etche</text:span></text:span><text:span text:style-name="Strong_20_Emphasis"><text:span text:style-name="T217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29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.</text:span></text:p>
            <text:p text:style-name="P44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39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 table:style-name="TableLine94176707959216">
          <table:table-cell table:style-name="_32_._5f_Installatie_5f_uitvoeren.A1" office:value-type="string">
            <text:p text:style-name="P51"><text:span text:style-name="Strong_20_Emphasis"><text:span text:style-name="T111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5">Kies</text:span></text:span><text:span text:style-name="Strong_20_Emphasis"><text:span text:style-name="T73"> </text:span></text:span><text:span text:style-name="Strong_20_Emphasis"><text:span text:style-name="T156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8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 table:style-name="TableLine94176707961728"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7">Kies </text:span><text:span text:style-name="T266">Ubuntu installeren </text:span><text:span text:style-name="Strong_20_Emphasis"><text:span text:style-name="T156">en druk op </text:span></text:span><text:span text:style-name="Strong_20_Emphasis"><text:span text:style-name="T157">de </text:span></text:span><text:span text:style-name="Strong_20_Emphasis"><text:span text:style-name="T158">Enter</text:span></text:span><text:span text:style-name="Strong_20_Emphasis"><text:span text:style-name="T157">-toets</text:span></text:span><text:span text:style-name="T267">.</text:span></text:p>
          </table:table-cell>
        </table:table-row>
        <table:table-row table:style-name="TableLine94176707956000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176708204528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 table:style-name="TableLine9417670820481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176708205104"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1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5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8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81">Verder</text:span></text:span><text:span text:style-name="Strong_20_Emphasis"><text:span text:style-name="T72">.</text:span></text:span></text:p>
          </table:table-cell>
        </table:table-row>
        <table:table-row table:style-name="TableLine94176708205392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176708205680"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1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278">het gewenste </text:span></text:span><text:span text:style-name="Strong_20_Emphasis"><text:span text:style-name="T293">Installatie type</text:span></text:span><text:span text:style-name="Strong_20_Emphasis"><text:span text:style-name="T278">.</text:span></text:span></text:p>
          </table:table-cell>
        </table:table-row>
        <table:table-row table:style-name="TableLine94176708205968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79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89">, </text:span></text:span><text:span text:style-name="Strong_20_Emphasis"><text:span text:style-name="T103">of klik op </text:span></text:span><text:span text:style-name="Strong_20_Emphasis"><text:span text:style-name="T179">Verder</text:span></text:span><text:span text:style-name="Strong_20_Emphasis"><text:span text:style-name="T103"> en </text:span></text:span><text:span text:style-name="Strong_20_Emphasis"><text:span text:style-name="T159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 table:style-name="TableLine94176708206256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82">Verder</text:span></text:span><text:span text:style-name="Strong_20_Emphasis"><text:span text:style-name="T89">.</text:span></text:span></text:p>
          </table:table-cell>
        </table:table-row>
        <table:table-row table:style-name="TableLine94176708206544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176708206832"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1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0">O</text:span></text:span><text:span text:style-name="Strong_20_Emphasis"><text:span text:style-name="T281">p </text:span></text:span><text:span text:style-name="Strong_20_Emphasis"><text:span text:style-name="T282">het </text:span></text:span><text:span text:style-name="Strong_20_Emphasis"><text:span text:style-name="T283">scherm </text:span></text:span><text:span text:style-name="Strong_20_Emphasis"><text:span text:style-name="T294">Waar bevindt u zich?</text:span></text:span><text:span text:style-name="Strong_20_Emphasis"><text:span text:style-name="T283"> </text:span></text:span><text:span text:style-name="Strong_20_Emphasis"><text:span text:style-name="T284">controleer </text:span></text:span><text:span text:style-name="Strong_20_Emphasis"><text:span text:style-name="T285">de </text:span></text:span><text:span text:style-name="Strong_20_Emphasis"><text:span text:style-name="T284">locatie en </text:span></text:span><text:span text:style-name="Strong_20_Emphasis"><text:span text:style-name="T280">klik </text:span></text:span><text:span text:style-name="Strong_20_Emphasis"><text:span text:style-name="T283">op </text:span></text:span><text:span text:style-name="Strong_20_Emphasis"><text:span text:style-name="T294">Verder</text:span></text:span><text:span text:style-name="Strong_20_Emphasis"><text:span text:style-name="T283">.</text:span></text:span></text:p>
          </table:table-cell>
        </table:table-row>
        <table:table-row table:style-name="TableLine94176708207120"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176708207408"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11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5">Op </text:span><text:span text:style-name="T296">het </text:span><text:span text:style-name="T294">scherm </text:span><text:span text:style-name="Strong_20_Emphasis"><text:span text:style-name="T294">Wie bent u?</text:span></text:span><text:span text:style-name="T294"> </text:span><text:span text:style-name="T295">vul </text:span><text:span text:style-name="T297">in </text:span><text:span text:style-name="Strong_20_Emphasis"><text:span text:style-name="T298">Uw n</text:span></text:span><text:span text:style-name="Strong_20_Emphasis"><text:span text:style-name="T299">aam</text:span></text:span><text:span text:style-name="Strong_20_Emphasis"><text:span text:style-name="T286"> </text:span></text:span><text:span text:style-name="Definition"><text:span text:style-name="T5">gebruiker</text:span></text:span><text:span text:style-name="Strong_20_Emphasis"><text:span text:style-name="T287">, <text:line-break/></text:span></text:span><text:span text:style-name="Strong_20_Emphasis"><text:span text:style-name="T299">Naam </text:span></text:span><text:span text:style-name="Strong_20_Emphasis"><text:span text:style-name="T298">van uw </text:span></text:span><text:span text:style-name="Strong_20_Emphasis"><text:span text:style-name="T300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6">,<text:line-break/></text:span></text:span><text:span text:style-name="Strong_20_Emphasis"><text:span text:style-name="T298">Kies een g</text:span></text:span><text:span text:style-name="Strong_20_Emphasis"><text:span text:style-name="T300">ebruikersnaam</text:span></text:span><text:span text:style-name="Strong_20_Emphasis"><text:span text:style-name="T286"> </text:span></text:span><text:span text:style-name="Definition"><text:span text:style-name="T5">gebruikersnaam</text:span></text:span><text:span text:style-name="Strong_20_Emphasis"><text:span text:style-name="T286">,<text:line-break/></text:span></text:span><text:span text:style-name="Strong_20_Emphasis"><text:span text:style-name="T288">g</text:span></text:span><text:span text:style-name="Strong_20_Emphasis"><text:span text:style-name="T277">eef tweemaal een </text:span></text:span><text:span text:style-name="Strong_20_Emphasis"><text:span text:style-name="T292">wachtwoord</text:span></text:span><text:span text:style-name="Strong_20_Emphasis"><text:span text:style-name="T277">,</text:span></text:span><text:span text:style-name="Strong_20_Emphasis"><text:span text:style-name="T289"> </text:span></text:span><text:span text:style-name="Strong_20_Emphasis"><text:span text:style-name="T290">en</text:span></text:span><text:span text:style-name="Strong_20_Emphasis"><text:span text:style-name="T289"> </text:span></text:span><text:span text:style-name="Strong_20_Emphasis"><text:span text:style-name="T291">k</text:span></text:span><text:span text:style-name="Strong_20_Emphasis"><text:span text:style-name="T277">lik op </text:span></text:span><text:span text:style-name="Strong_20_Emphasis"><text:span text:style-name="T292">Verder</text:span></text:span><text:span text:style-name="Strong_20_Emphasis"><text:span text:style-name="T277">.</text:span></text:span></text:p>
          </table:table-cell>
        </table:table-row>
      </table:table>
      <text:p text:style-name="P43"><text:span text:style-name="Strong_20_Emphasis"><text:span text:style-name="T164"/></text:span></text:p>
      <text:list xml:id="list125651640480013" text:continue-numbering="true" text:style-name="L1">
        <text:list-item>
          <text:p text:style-name="P85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76708056320">
          <table:table-cell table:style-name="_33_._5f_Installatie_5f_afronden.A1" office:value-type="string">
            <text:p text:style-name="P52"><text:span text:style-name="Strong_20_Emphasis"><text:span text:style-name="T111"><text:s/></text:span></text:span><text:span text:style-name="Strong_20_Emphasis"><text:span text:style-name="T153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 table:style-name="TableLine94176708291744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5"/></text:span></text:p>
          </table:table-cell>
        </table:table-row>
        <table:table-row table:style-name="TableLine9417670829203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 table:style-name="TableLine9417670829232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 table:style-name="TableLine94176708292608">
          <table:table-cell table:style-name="_33_._5f_Installatie_5f_afron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7" text:note-class="footnote"><text:note-citation>1</text:note-citation><text:note-body><text:p text:style-name="P75"><text:span text:style-name="T346">Debian-p</text:span>akket kz plaatst documenten en scripts van Karel Zimmer <text:span text:style-name="T345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2"> </text:span></text:span><text:span text:style-name="Strong_20_Emphasis"><text:span text:style-name="T151">via </text:span></text:span><text:span text:style-name="Strong_20_Emphasis"><text:span text:style-name="T120">een </text:span></text:span><text:span text:style-name="Strong_20_Emphasis"><text:span text:style-name="T135">druk</text:span></text:span><text:span text:style-name="Strong_20_Emphasis"><text:span text:style-name="T12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126"><text:note text:id="ftn8" text:note-class="footnote"><text:note-citation>2</text:note-citation><text:note-body><text:p text:style-name="P42"><text:span text:style-name="T232">De </text:span><text:span text:style-name="T233">Super</text:span><text:span text:style-name="T232">-toets is de Windows</text:span><text:span text:style-name="T234">-</text:span><text:span text:style-name="T235">toets</text:span><text:span text:style-name="T232">, </text:span><text:span text:style-name="T234">C</text:span><text:span text:style-name="T232">ommand-</text:span><text:span text:style-name="T235">toets</text:span><text:span text:style-name="T232">, of </text:span><text:span text:style-name="T234">V</text:span><text:span text:style-name="T232">ergrootglas-toets.</text:span>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 table:style-name="TableLine94176708292896">
          <table:table-cell table:style-name="_33_._5f_Installatie_5f_afronden.A1" office:value-type="string">
            <text:p text:style-name="P53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37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 table:style-name="TableLine94176708293184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176708293472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76708293760">
          <table:table-cell table:style-name="_33_._5f_Installatie_5f_afronden.A1" office:value-type="string">
            <text:p text:style-name="P52"><text:span text:style-name="Strong_20_Emphasis"><text:span text:style-name="T111"><text:s/></text:span></text:span><text:span text:style-name="Strong_20_Emphasis"><text:span text:style-name="T153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8">Rond de</text:span></text:span><text:span text:style-name="Strong_20_Emphasis"><text:span text:style-name="T139"> installatie </text:span></text:span><text:span text:style-name="Strong_20_Emphasis"><text:span text:style-name="T138">af</text:span></text:span><text:span text:style-name="Strong_20_Emphasis"><text:span text:style-name="T138"><text:note text:id="ftn9" text:note-class="footnote"><text:note-citation>3</text:note-citation><text:note-body><text:p text:style-name="Footnote">De installatie kan <text:span text:style-name="T343">ge</text:span>controle<text:span text:style-name="T343">e</text:span>r<text:span text:style-name="T343">d worden </text:span>op volledigheid met <text:span text:style-name="T344">bestand</text:span> <text:span text:style-name="T340">Persoonlijke map / kz / Apps</text:span>.</text:p></text:note-body></text:note></text:span></text:span><text:span text:style-name="Strong_20_Emphasis"><text:span text:style-name="T138">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 table:style-name="TableLine94176708294048">
          <table:table-cell table:style-name="_33_._5f_Installatie_5f_afronden.A1" office:value-type="string">
            <text:p text:style-name="P52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2"/></text:span></text:p>
      <text:p text:style-name="P49"><text:span text:style-name="Strong_20_Emphasis"><text:span text:style-name="T119"/></text:span></text:p>
      <text:list xml:id="list125652142978664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176708294336">
          <table:table-cell table:style-name="Tabel2.A1" office:value-type="string">
            <text:p text:style-name="P57"><text:span text:style-name="Strong_20_Emphasis"><text:span text:style-name="T111"><text:s/></text:span></text:span><text:span text:style-name="Strong_20_Emphasis"><text:span text:style-name="T153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4"><text:note text:id="ftn10" text:note-class="footnote"><text:note-citation>1</text:note-citation><text:note-body><text:p text:style-name="P69"><text:span text:style-name="User_20_Entry"><text:span text:style-name="T213">E</text:span></text:span><text:span text:style-name="User_20_Entry"><text:span text:style-name="T214">ventuele extra </text:span></text:span><text:span text:style-name="User_20_Entry"><text:span text:style-name="T215">gebruiker</text:span></text:span><text:span text:style-name="User_20_Entry"><text:span text:style-name="T214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176708367056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 table:style-name="TableLine94176708367344">
          <table:table-cell table:style-name="Tabel2.A1" office:value-type="string">
            <text:p text:style-name="P62"><text:span text:style-name="Strong_20_Emphasis"><text:span text:style-name="T111"><text:s/></text:span></text:span><text:span text:style-name="Strong_20_Emphasis"><text:span text:style-name="T153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5">R</text:span></text:span><text:span text:style-name="Strong_20_Emphasis"><text:span text:style-name="T146">icht </text:span></text:span><text:span text:style-name="Strong_20_Emphasis"><text:span text:style-name="T147">de </text:span></text:span><text:span text:style-name="Definition"><text:span text:style-name="T21">gebruiker</text:span></text:span><text:span text:style-name="Strong_20_Emphasis"><text:span text:style-name="T146"> </text:span></text:span><text:span text:style-name="Strong_20_Emphasis"><text:span text:style-name="T148">in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 text:id="ftn11" text:note-class="footnote"><text:note-citation>2</text:note-citation><text:note-body><text:p text:style-name="P67"><text:span text:style-name="T219">D</text:span>e <text:span text:style-name="T334">Super</text:span>-toets <text:span text:style-name="T219">is </text:span>de Windows<text:span text:style-name="T337">-</text:span><text:span text:style-name="T333">toets</text:span>, <text:span text:style-name="T337">C</text:span>ommand-<text:span text:style-name="T333">toets</text:span>, of <text:span text:style-name="T337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 table:style-name="TableLine94176708367632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8"><text:span text:style-name="Strong_20_Emphasis"><text:span text:style-name="T149"/></text:span></text:p>
      <text:p text:style-name="P37"/>
      <text:p text:style-name="P37"/>
      <text:p text:style-name="P39"><text:span text:style-name="T227">E</text:span><text:span text:style-name="T228">inde c</text:span><text:span text:style-name="T229">hecklist, </text:span><text:span text:style-name="T230">d</text:span><text:span text:style-name="T229">e installatie van </text:span><text:span text:style-name="T229"><text:reference-ref text:reference-format="text" text:ref-name="Distributie">Ubuntu</text:reference-ref></text:span><text:span text:style-name="T229"><text:s/></text:span><text:span text:style-name="T231"><text:reference-ref text:reference-format="text" text:ref-name="Versie">22.04</text:reference-ref></text:span><text:span text:style-name="Strong_20_Emphasis"><text:span text:style-name="T251"><text:s/></text:span></text:span><text:span text:style-name="Strong_20_Emphasis"><text:span text:style-name="T252">LTS</text:span></text:span><text:span text:style-name="T69"> </text:span><text:span text:style-name="T229"><text:reference-ref text:reference-format="text" text:ref-name="Editie">Desktop</text:reference-ref></text:span><text:span text:style-name="T229"><text:s/>is voltooid.</text:span></text:p>
      <text:p text:style-name="P16"/>
      <text:p text:style-name="P6"><text:span text:style-name="T160">Geschreven</text:span><text:span text:style-name="T10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1">&gt;</text:span><text:span text:style-name="T10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8T12:56:50.601755068">18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8T09:23:03.265918822</dc:date>
    <meta:keyword>Installatie</meta:keyword>
    <meta:keyword>Checklist</meta:keyword>
    <meta:keyword>Linux</meta:keyword>
    <meta:editing-cycles>6530</meta:editing-cycles>
    <meta:editing-duration>P11DT13H27M18S</meta:editing-duration>
    <meta:print-date>2021-03-23T20:07:57.967210640</meta:print-date>
    <dc:creator>Karel Zimmer</dc:creator>
    <meta:document-statistic meta:table-count="4" meta:image-count="0" meta:object-count="0" meta:page-count="4" meta:paragraph-count="76" meta:word-count="734" meta:character-count="5074" meta:non-whitespace-character-count="4365"/>
    <meta:user-defined meta:name="Info 1"/>
    <meta:user-defined meta:name="Info 2"/>
    <meta:user-defined meta:name="Info 3"/>
    <meta:user-defined meta:name="Info 4"/>
  </office:meta>
</office:document-meta>
</file>